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DemiLight" svg:font-family="'Noto Sans CJK JP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paragraph-properties fo:text-align="start" style:justify-single-word="false"/>
      <style:text-properties fo:language="zxx" fo:country="none" officeooo:rsid="001f2c7f" officeooo:paragraph-rsid="001f2c7f" style:language-asian="zxx" style:country-asian="none" style:language-complex="zxx" style:country-complex="none"/>
    </style:style>
    <style:style style:name="P2" style:family="paragraph" style:parent-style-name="Text_20_body">
      <style:text-properties fo:language="zxx" fo:country="none" officeooo:rsid="0021a1bc" officeooo:paragraph-rsid="0021a1bc" style:language-asian="zxx" style:country-asian="none" style:language-complex="zxx" style:country-complex="none"/>
    </style:style>
    <style:style style:name="P3" style:family="paragraph" style:parent-style-name="Text_20_body">
      <style:paragraph-properties fo:text-align="start" style:justify-single-word="false"/>
      <style:text-properties fo:language="zxx" fo:country="none" fo:font-weight="normal" officeooo:rsid="001f2c7f" officeooo:paragraph-rsid="001f2c7f" style:language-asian="zxx" style:country-asian="none" style:font-weight-asian="normal" style:language-complex="zxx" style:country-complex="none" style:font-weight-complex="normal"/>
    </style:style>
    <style:style style:name="P4" style:family="paragraph" style:parent-style-name="Text_20_body">
      <style:paragraph-properties fo:text-align="start" style:justify-single-word="false"/>
      <style:text-properties fo:language="zxx" fo:country="none" fo:font-weight="normal" officeooo:rsid="001f2c7f" officeooo:paragraph-rsid="001f6b23" style:language-asian="zxx" style:country-asian="none" style:font-weight-asian="normal" style:language-complex="zxx" style:country-complex="none" style:font-weight-complex="normal"/>
    </style:style>
    <style:style style:name="P5" style:family="paragraph" style:parent-style-name="Text_20_body">
      <style:paragraph-properties fo:text-align="start" style:justify-single-word="false"/>
      <style:text-properties fo:language="zxx" fo:country="none" fo:font-weight="normal" officeooo:rsid="001f6b23" officeooo:paragraph-rsid="001f6b23" style:language-asian="zxx" style:country-asian="none" style:font-weight-asian="normal" style:language-complex="zxx" style:country-complex="none" style:font-weight-complex="normal"/>
    </style:style>
    <style:style style:name="P6" style:family="paragraph" style:parent-style-name="Text_20_body">
      <style:text-properties fo:language="zxx" fo:country="none" fo:font-weight="normal" officeooo:rsid="0021a1bc" officeooo:paragraph-rsid="00232b87" style:language-asian="zxx" style:country-asian="none" style:font-weight-asian="normal" style:language-complex="zxx" style:country-complex="none" style:font-weight-complex="normal"/>
    </style:style>
    <style:style style:name="P7" style:family="paragraph" style:parent-style-name="Text_20_body">
      <style:paragraph-properties fo:text-align="start" style:justify-single-word="false"/>
      <style:text-properties fo:language="zxx" fo:country="none" fo:font-weight="bold" officeooo:rsid="001f2c7f" officeooo:paragraph-rsid="001f2c7f" style:language-asian="zxx" style:country-asian="none" style:font-weight-asian="bold" style:language-complex="zxx" style:country-complex="none" style:font-weight-complex="bold"/>
    </style:style>
    <style:style style:name="P8" style:family="paragraph" style:parent-style-name="Text_20_body">
      <style:text-properties fo:language="zxx" fo:country="none" fo:font-weight="bold" officeooo:rsid="0021a1bc" officeooo:paragraph-rsid="0021a1bc" style:language-asian="zxx" style:country-asian="none" style:font-weight-asian="bold" style:language-complex="zxx" style:country-complex="none" style:font-weight-complex="bold"/>
    </style:style>
    <style:style style:name="P9" style:family="paragraph" style:parent-style-name="Title">
      <style:text-properties fo:language="zxx" fo:country="none" officeooo:rsid="001f2c7f" officeooo:paragraph-rsid="001f2c7f" style:language-asian="zxx" style:country-asian="none" style:language-complex="zxx" style:country-complex="none"/>
    </style:style>
    <style:style style:name="P10" style:family="paragraph" style:parent-style-name="Subtitle">
      <style:text-properties fo:language="zxx" fo:country="none" officeooo:rsid="001f2c7f" officeooo:paragraph-rsid="001f2c7f" style:language-asian="zxx" style:country-asian="none" style:language-complex="zxx" style:country-complex="none"/>
    </style:style>
    <style:style style:name="P11" style:family="paragraph" style:parent-style-name="Text_20_body">
      <style:text-properties fo:language="zxx" fo:country="none" officeooo:rsid="0021a1bc" officeooo:paragraph-rsid="0021a1bc" style:language-asian="zxx" style:country-asian="none" style:language-complex="zxx" style:country-complex="none"/>
    </style:style>
    <style:style style:name="P12" style:family="paragraph" style:parent-style-name="Text_20_body">
      <style:text-properties fo:language="zxx" fo:country="none" officeooo:rsid="0023e87a" officeooo:paragraph-rsid="0023e87a" style:language-asian="zxx" style:country-asian="none" style:language-complex="zxx" style:country-complex="none"/>
    </style:style>
    <style:style style:name="P13" style:family="paragraph" style:parent-style-name="Heading_20_1">
      <style:text-properties fo:language="zxx" fo:country="none" officeooo:rsid="001f2c7f" officeooo:paragraph-rsid="001f2c7f" style:language-asian="zxx" style:country-asian="none" style:language-complex="zxx" style:country-complex="none"/>
    </style:style>
    <style:style style:name="P14" style:family="paragraph" style:parent-style-name="Heading_20_1">
      <style:paragraph-properties fo:break-before="page"/>
      <style:text-properties fo:language="zxx" fo:country="none" officeooo:rsid="0021a1bc" officeooo:paragraph-rsid="0021a1bc" style:language-asian="zxx" style:country-asian="none" style:language-complex="zxx" style:country-complex="none"/>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weight="bold" style:font-weight-asian="bold" style:font-weight-complex="bold"/>
    </style:style>
    <style:style style:name="T3" style:family="text">
      <style:text-properties fo:font-weight="bold" officeooo:rsid="00232b87"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0d9dd" style:font-weight-asian="normal" style:font-weight-complex="normal"/>
    </style:style>
    <style:style style:name="T6" style:family="text">
      <style:text-properties fo:font-variant="normal" fo:text-transform="none" fo:color="#000000" fo:letter-spacing="normal" fo:font-style="normal"/>
    </style:style>
    <style:style style:name="T7" style:family="text">
      <style:text-properties fo:font-variant="normal" fo:text-transform="none" fo:color="#000000" fo:letter-spacing="normal" fo:font-style="normal" fo:font-weight="bold" style:font-weight-asian="bold" style:font-weight-complex="bold"/>
    </style:style>
    <style:style style:name="T8" style:family="text">
      <style:text-properties fo:font-variant="normal" fo:text-transform="none" fo:color="#000000" fo:letter-spacing="normal" fo:font-style="normal" fo:font-weight="bold" officeooo:rsid="001f6b23" style:font-weight-asian="bold" style:font-weight-complex="bold"/>
    </style:style>
    <style:style style:name="T9" style:family="text">
      <style:text-properties fo:font-variant="normal" fo:text-transform="none" fo:color="#000000" fo:letter-spacing="normal" fo:font-style="normal" officeooo:rsid="001f6b23"/>
    </style:style>
    <style:style style:name="T10" style:family="text">
      <style:text-properties officeooo:rsid="00232b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sthandleiding</text:p>
      <text:p text:style-name="P10">Milestone 1<text:line-break/>Vakoverschrijdend Project</text:p>
      <text:p text:style-name="P10">Groep 5 (2015-2016)</text:p>
      <text:h text:style-name="P13" text:outline-level="1">Frontend</text:h>
      <text:p text:style-name="P1">In de <text:span text:style-name="T1">frontend</text:span> map bevinden zich 2 bestanden: <text:span text:style-name="T2">bower.json</text:span> en <text:span text:style-name="T2">package.json</text:span><text:span text:style-name="T4">. Je zal NPM (Node Package Manager) nodig hebben om de testen te draaien. NPM komt </text:span><text:span text:style-name="T5">geleverd</text:span><text:span text:style-name="T4"> bij een </text:span><text:a xlink:type="simple" xlink:href="https://nodejs.org/en/download/" text:style-name="Internet_20_link" text:visited-style-name="Visited_20_Internet_20_Link"><text:span text:style-name="T4">Node.JS</text:span></text:a><text:span text:style-name="T4"> installatie.</text:span></text:p>
      <text:p text:style-name="P1"><text:span text:style-name="T4">Eenmaal </text:span><text:span text:style-name="T2">npm</text:span><text:span text:style-name="T4"> geïnstalleerd is, navigeer in een commandolijn-omgeving naar de </text:span><text:span text:style-name="T2">frontend</text:span><text:span text:style-name="T4"> map. </text:span><text:a xlink:type="simple" xlink:href="http://bower.io/" text:style-name="Internet_20_link" text:visited-style-name="Visited_20_Internet_20_Link"><text:span text:style-name="T4">Bower</text:span></text:a><text:span text:style-name="T4"> is de de-facto standaard als packagemanager voor frontend packages (zoals Bootstrap, AngularJS, ...).<text:line-break/>We zullen </text:span><text:span text:style-name="T2">bower</text:span><text:span text:style-name="T4"> nodig hebben om de testen te draaien. Je kan </text:span><text:span text:style-name="T2">bower</text:span><text:span text:style-name="T4"> installeren via: </text:span></text:p>
      <text:p text:style-name="P1"><text:span text:style-name="T4">$ </text:span><text:span text:style-name="T2">npm install -g bower</text:span></text:p>
      <text:p text:style-name="P3">Om alle dependencies te installeren die wij zullen gebruiken, voer deze 2 commando's uit. Hiervoor moet je je in de <text:span text:style-name="T2">frontend</text:span> map bevinden.</text:p>
      <text:p text:style-name="P7">$ bower install<text:line-break/>$ npm install</text:p>
      <text:p text:style-name="P3"><text:a xlink:type="simple" xlink:href="http://gulpjs.com/" text:style-name="Internet_20_link" text:visited-style-name="Visited_20_Internet_20_Link">Gulp</text:a> is een JavaScript task runner, en zullen we gebruiken om <text:s/>onze source code te optimaliseren en combineren met de dependencies. Het is niet noodzakelijk voor de tests, noch voor de applicatie te draaien van source, maar wordt wel gebruikt in production. Enkele benoemenswaardige <text:span text:style-name="T2">gulp</text:span>-taken: </text:p>
      <text:p text:style-name="P7">$ gulp inject<text:line-break/>$ gulp build<text:line-break/>$ gulp clean</text:p>
      <text:p text:style-name="P3">Om de testen uiteindelijk te draaien, gebruiken we <text:a xlink:type="simple" xlink:href="https://karma-runner.github.io/" text:style-name="Internet_20_link" text:visited-style-name="Visited_20_Internet_20_Link">Karma</text:a>. Dit 'emuleert' een browser via <text:a xlink:type="simple" xlink:href="http://phantomjs.org/" text:style-name="Internet_20_link" text:visited-style-name="Visited_20_Internet_20_Link">PhantomJS</text:a>. In deze virtuele browser laden we dan onze componenten in, waarop we tests uitvoeren. </text:p>
      <text:p text:style-name="P3">Om de testen te draaien, voeren we dit commando uit in de <text:span text:style-name="T2">frontend</text:span> directory: </text:p>
      <text:p text:style-name="P7">$ <text:span text:style-name="T6">./node_modules/karma/bin/karma start</text:span></text:p>
      <text:p text:style-name="P4"><text:span text:style-name="T6">Het is noodzakelijk om </text:span><text:span text:style-name="T7">./node_modules/karma/bin/</text:span><text:span text:style-name="T6"> </text:span><text:span text:style-name="T9">te gebruiken, omdat </text:span><text:span text:style-name="T8">karma</text:span><text:span text:style-name="T9"> zijn plugins gaat zoeken relatief <text:s/>tegenover zijn installatiedirectory.</text:span></text:p>
      <text:p text:style-name="P5">Na het uitvoeren van dit commando, kan u het coverage report vinden in de <text:span text:style-name="T2">coverage/</text:span> map. Het bestand bevindt zich in een subdirectory (beginnend met "PhantomJS"). Het is een HTML bestand.</text:p>
      <text:h text:style-name="P14" text:outline-level="1">Backend</text:h>
      <text:p text:style-name="P2">Het draaien van de tests op de backend is een stuk eenvoudiger.<text:line-break/>Aangezien we gebruik maken van Gradle, die zelf de dependencies regelt voor ons, hebben we geen 3rd party package manager nodig.</text:p>
      <text:p text:style-name="P12">De enige externe dependency hier is MongoDB. Er wordt verwacht dat MongoDB lokaal draait, op de machine waarop de tests worden uitgevoerd.</text:p>
      <text:p text:style-name="P2">We navigeren naar de <text:span text:style-name="T2">backend</text:span><text:span text:style-name="T4"> map, in deze map voeren we het volgende commando uit:</text:span></text:p>
      <text:p text:style-name="P8">$ ./gradlew clean test jacocoTestReport</text:p>
      <text:p text:style-name="P6">Hierna zal er een <text:span text:style-name="T2">build/</text:span> subfolder verschijnen.<text:line-break/>In <text:span text:style-name="T2">build/reports/tests/index.html</text:span> kan u het unittest-rapport vinden.<text:line-break/>In <text:span text:style-name="T3">build/reports/jacoco/test/html/index.html </text:span><text:span text:style-name="T10">vindt u het coverage report.</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DemiLight" svg:font-family="'Noto Sans CJK JP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JP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JP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DemiLight" style:font-family-asian="'Noto Sans CJK JP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7T11:53:44.407964867</meta:creation-date>
    <dc:date>2016-03-07T14:47:33.107984857</dc:date>
    <meta:editing-duration>PT3M31S</meta:editing-duration>
    <meta:editing-cycles>4</meta:editing-cycles>
    <meta:generator>LibreOffice/5.1.0.3$Linux_X86_64 LibreOffice_project/10m0$Build-3</meta:generator>
    <meta:document-statistic meta:table-count="0" meta:image-count="0" meta:object-count="0" meta:page-count="2" meta:paragraph-count="22" meta:word-count="360" meta:character-count="2359" meta:non-whitespace-character-count="2015"/>
  </office:meta>
</office:document-meta>
</file>